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2" style:family="graphic" style:parent-style-name="standard">
      <style:graphic-properties draw:textarea-horizontal-align="justify" draw:textarea-vertical-align="top" draw:auto-grow-height="false" fo:min-height="1.02cm" fo:min-width="0.77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11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02cm" fo:min-width="2.0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7" style:family="graphic" style:parent-style-name="standard">
      <style:graphic-properties draw:fill-color="#f9a870" draw:textarea-horizontal-align="justify" draw:textarea-vertical-align="top" draw:auto-grow-height="false" fo:min-height="8.64cm" fo:min-width="3.31cm"/>
    </style:style>
    <style:style style:name="gr8" style:family="graphic" style:parent-style-name="standard">
      <style:graphic-properties draw:fill-color="#9d85be" draw:textarea-horizontal-align="justify" draw:textarea-vertical-align="top" draw:auto-grow-height="false" fo:min-height="1.02cm" fo:min-width="0.77cm"/>
    </style:style>
    <style:style style:name="gr9" style:family="graphic" style:parent-style-name="standard">
      <style:graphic-properties draw:fill-color="#9d85be" draw:textarea-horizontal-align="justify" draw:textarea-vertical-align="top" draw:auto-grow-height="false" fo:min-height="7.116cm" fo:min-width="2.802cm"/>
    </style:style>
    <style:style style:name="gr10" style:family="graphic" style:parent-style-name="standard">
      <style:graphic-properties draw:textarea-horizontal-align="justify" draw:textarea-vertical-align="top" draw:auto-grow-height="false" fo:min-height="3.814cm" fo:min-width="2.294cm"/>
    </style:style>
    <style:style style:name="gr11" style:family="graphic" style:parent-style-name="standard">
      <style:graphic-properties draw:fill-color="#f9a870" draw:textarea-horizontal-align="justify" draw:textarea-vertical-align="top" draw:auto-grow-height="false" fo:min-height="9.91cm" fo:min-width="7.12cm"/>
    </style:style>
    <style:style style:name="gr12" style:family="graphic" style:parent-style-name="standard">
      <style:graphic-properties draw:fill-color="#9d85be" draw:textarea-horizontal-align="justify" draw:textarea-vertical-align="top" draw:auto-grow-height="false" fo:min-height="8.386cm" fo:min-width="6.612cm"/>
    </style:style>
    <style:style style:name="gr13" style:family="graphic" style:parent-style-name="objectwithoutfill">
      <style:graphic-properties svg:stroke-color="#ce181e" draw:fill="none" draw:textarea-vertical-align="middle"/>
    </style:style>
    <style:style style:name="gr14" style:family="graphic" style:parent-style-name="standard">
      <style:graphic-properties draw:textarea-horizontal-align="justify" draw:textarea-vertical-align="top" draw:auto-grow-height="false" fo:min-height="5.465cm" fo:min-width="6.104cm"/>
    </style:style>
    <style:style style:name="gr15" style:family="graphic" style:parent-style-name="objectwithoutfill">
      <style:graphic-properties svg:stroke-color="#ed1c24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6.104cm"/>
    </style:style>
    <style:style style:name="gr17" style:family="graphic" style:parent-style-name="standard">
      <style:graphic-properties draw:fill-color="#9d85be" draw:textarea-horizontal-align="justify" draw:textarea-vertical-align="middle" draw:auto-grow-height="false" fo:min-height="1.02cm" fo:min-width="0.7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9a870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9d85be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8pt" style:font-size-asian="12pt" style:font-size-complex="12pt"/>
    </style:style>
    <style:style style:name="P8" style:family="paragraph">
      <loext:graphic-properties draw:fill-color="#9d85be"/>
      <style:paragraph-properties fo:text-align="center"/>
      <style:text-properties fo:font-size="8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ymbols" draw:style-name="dp1" draw:master-page-name="Default">
        <draw:custom-shape draw:style-name="gr1" draw:text-style-name="P1" draw:layer="layout" svg:width="1.27cm" svg:height="1.27cm" svg:x="2.27cm" svg:y="2.27cm">
          <draw:glue-point draw:id="12" svg:x="0cm" svg:y="0cm"/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4.81cm" svg:y="2.27cm">
          <draw:glue-point draw:id="4" svg:x="0cm" svg:y="0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0.508cm" svg:height="0.508cm" svg:x="1.762cm" svg:y="6.08cm">
          <draw:glue-point draw:id="12" svg:x="0cm" svg:y="0cm"/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2.54cm" svg:height="1.27cm" svg:x="3.54cm" svg:y="4.683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s" svg:x1="2.016cm" svg:y1="6.08cm" svg:x2="3.54cm" svg:y2="5.318cm" draw:start-shape="id1" draw:start-glue-point="4" draw:end-shape="id2" draw:end-glue-point="3" svg:d="M2016 6080v-501l1023-261h501" svg:viewBox="0 0 1525 763">
          <text:p/>
        </draw:connector>
      </draw:page>
      <draw:page draw:name="HW System" draw:style-name="dp1" draw:master-page-name="Default">
        <draw:connector draw:style-name="gr5" draw:text-style-name="P3" draw:layer="layout" draw:type="line" svg:x1="2.905cm" svg:y1="2.905cm" svg:x2="6.715cm" svg:y2="6.715cm" draw:start-shape="id3" draw:start-glue-point="4" draw:end-shape="id4" draw:end-glue-point="4" svg:d="M2905 2905l3810 3810" svg:viewBox="0 0 3811 3811">
          <text:p/>
        </draw:connector>
        <draw:connector draw:style-name="gr5" draw:text-style-name="P3" draw:layer="layout" draw:type="line" svg:x1="2.905cm" svg:y1="5.445cm" svg:x2="6.715cm" svg:y2="6.715cm" draw:start-shape="id5" draw:start-glue-point="4" draw:end-shape="id4" draw:end-glue-point="4" svg:d="M2905 5445l3810 1270" svg:viewBox="0 0 3811 1271">
          <text:p/>
        </draw:connector>
        <draw:connector draw:style-name="gr5" draw:text-style-name="P3" draw:layer="layout" draw:type="line" svg:x1="2.905cm" svg:y1="7.985cm" svg:x2="6.715cm" svg:y2="6.715cm" draw:start-shape="id6" draw:start-glue-point="4" draw:end-shape="id4" draw:end-glue-point="4" svg:d="M2905 7985l3810-1270" svg:viewBox="0 0 3811 1271">
          <text:p/>
        </draw:connector>
        <draw:connector draw:style-name="gr5" draw:text-style-name="P3" draw:layer="layout" draw:type="line" svg:x1="2.905cm" svg:y1="10.525cm" svg:x2="6.715cm" svg:y2="6.715cm" draw:start-shape="id7" draw:start-glue-point="4" draw:end-shape="id4" draw:end-glue-point="4" svg:d="M2905 10525l3810-3810" svg:viewBox="0 0 3811 3811">
          <text:p/>
        </draw:connector>
        <draw:connector draw:style-name="gr5" draw:text-style-name="P3" draw:layer="layout" draw:type="line" svg:x1="10.525cm" svg:y1="7.985cm" svg:x2="6.715cm" svg:y2="6.715cm" draw:start-shape="id8" draw:start-glue-point="4" draw:end-shape="id4" draw:end-glue-point="4" svg:d="M10525 7985l-3810-1270" svg:viewBox="0 0 3811 1271">
          <text:p/>
        </draw:connector>
        <draw:connector draw:style-name="gr5" draw:text-style-name="P3" draw:layer="layout" draw:type="line" svg:x1="10.525cm" svg:y1="5.445cm" svg:x2="6.715cm" svg:y2="6.715cm" draw:start-shape="id9" draw:start-glue-point="4" draw:end-shape="id4" draw:end-glue-point="4" svg:d="M10525 5445l-3810 1270" svg:viewBox="0 0 3811 1271">
          <text:p/>
        </draw:connector>
        <draw:connector draw:style-name="gr5" draw:text-style-name="P3" draw:layer="layout" draw:type="line" svg:x1="10.525cm" svg:y1="2.905cm" svg:x2="6.715cm" svg:y2="6.715cm" draw:start-shape="id10" draw:start-glue-point="4" draw:end-shape="id4" draw:end-glue-point="4" svg:d="M10525 2905l-3810 3810" svg:viewBox="0 0 3811 3811">
          <text:p/>
        </draw:connector>
        <draw:custom-shape draw:style-name="gr6" draw:text-style-name="P4" xml:id="id3" draw:id="id3" draw:layer="layout" svg:width="1.27cm" svg:height="1.27cm" svg:x="2.27cm" svg:y="2.27cm">
          <draw:glue-point draw:id="4" svg:x="0cm" svg:y="0cm"/>
          <text:p text:style-name="P1"><text:span text:style-name="T1">Hos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0" draw:id="id10" draw:layer="layout" svg:width="1.27cm" svg:height="1.27cm" svg:x="9.89cm" svg:y="2.27cm">
          <draw:glue-point draw:id="4" svg:x="0cm" svg:y="0cm"/>
          <text:p text:style-name="P1"><text:span text:style-name="T1">TEM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6" draw:id="id6" draw:layer="layout" svg:width="1.27cm" svg:height="1.27cm" svg:x="2.27cm" svg:y="7.35cm">
          <draw:glue-point draw:id="4" svg:x="0cm" svg:y="0cm"/>
          <text:p text:style-name="P1"><text:span text:style-name="T1">Input</text:span></text:p>
          <text:p text:style-name="P1"><text:span text:style-name="T1">Disc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9" draw:id="id9" draw:layer="layout" svg:width="1.27cm" svg:height="1.27cm" svg:x="9.89cm" svg:y="4.81cm">
          <draw:glue-point draw:id="4" svg:x="0cm" svg:y="0cm"/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8" draw:id="id8" draw:layer="layout" svg:width="1.27cm" svg:height="1.27cm" svg:x="9.89cm" svg:y="7.35cm">
          <draw:glue-point draw:id="4" svg:x="0cm" svg:y="0cm"/>
          <text:p text:style-name="P1"><text:span text:style-name="T1">LE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5" draw:id="id5" draw:layer="layout" svg:width="1.27cm" svg:height="1.27cm" svg:x="2.27cm" svg:y="4.81cm">
          <draw:glue-point draw:id="4" svg:x="0cm" svg:y="0cm"/>
          <text:p text:style-name="P1"><text:span text:style-name="T1">ADC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7" draw:id="id7" draw:layer="layout" svg:width="1.27cm" svg:height="1.27cm" svg:x="2.27cm" svg:y="9.89cm">
          <draw:glue-point draw:id="4" svg:x="0cm" svg:y="0cm"/>
          <text:p text:style-name="P1"><text:span text:style-name="T1">Clock</text:span></text:p>
          <text:p text:style-name="P1"><text:span text:style-name="T1">Gen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.525cm" svg:y1="10.525cm" svg:x2="6.715cm" svg:y2="6.715cm" draw:start-shape="id11" draw:start-glue-point="4" svg:d="M10525 10525l-3810-3810" svg:viewBox="0 0 3811 3811">
          <text:p/>
        </draw:connector>
        <draw:custom-shape draw:style-name="gr6" draw:text-style-name="P4" xml:id="id11" draw:id="id11" draw:layer="layout" svg:width="1.27cm" svg:height="1.27cm" svg:x="9.89cm" svg:y="9.89cm">
          <draw:glue-point draw:id="4" svg:x="0cm" svg:y="0cm"/>
          <text:p text:style-name="P1"><text:span text:style-name="T1">Output</text:span></text:p>
          <text:p text:style-name="P1"><text:span text:style-name="T1">Disc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4" draw:id="id4" draw:layer="layout" svg:width="3.81cm" svg:height="8.89cm" svg:x="4.81cm" svg:y="2.27cm">
          <draw:glue-point draw:id="4" svg:x="0cm" svg:y="0cm"/>
          <text:p text:style-name="P1"><text:span text:style-name="T1">FPGA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7" draw:text-style-name="P5" draw:layer="layout" svg:width="3.81cm" svg:height="8.89cm" svg:x="4.81cm" svg:y="2.27cm">
          <draw:glue-point draw:id="4" svg:x="0cm" svg:y="0cm"/>
          <text:p text:style-name="P1"><text:span text:style-name="T1">FPGA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905cm" svg:y1="2.905cm" svg:x2="6.715cm" svg:y2="6.41cm" draw:start-shape="id12" draw:start-glue-point="4" draw:end-shape="id13" draw:end-glue-point="4" svg:d="M2905 2905l3810 3505" svg:viewBox="0 0 3811 3506">
          <text:p/>
        </draw:connector>
        <draw:connector draw:style-name="gr5" draw:text-style-name="P3" draw:layer="layout" draw:type="line" svg:x1="2.905cm" svg:y1="5.445cm" svg:x2="6.715cm" svg:y2="6.41cm" draw:start-shape="id14" draw:start-glue-point="4" draw:end-shape="id13" draw:end-glue-point="4" svg:d="M2905 5445l3810 965" svg:viewBox="0 0 3811 966">
          <text:p/>
        </draw:connector>
        <draw:connector draw:style-name="gr5" draw:text-style-name="P3" draw:layer="layout" draw:type="line" svg:x1="2.905cm" svg:y1="7.985cm" svg:x2="6.715cm" svg:y2="6.41cm" draw:start-shape="id15" draw:start-glue-point="4" draw:end-shape="id13" draw:end-glue-point="4" svg:d="M2905 7985l3810-1575" svg:viewBox="0 0 3811 1576">
          <text:p/>
        </draw:connector>
        <draw:connector draw:style-name="gr5" draw:text-style-name="P3" draw:layer="layout" draw:type="line" svg:x1="2.905cm" svg:y1="10.525cm" svg:x2="6.715cm" svg:y2="6.41cm" draw:start-shape="id16" draw:start-glue-point="4" draw:end-shape="id13" draw:end-glue-point="4" svg:d="M2905 10525l3810-4115" svg:viewBox="0 0 3811 4116">
          <text:p/>
        </draw:connector>
        <draw:connector draw:style-name="gr5" draw:text-style-name="P3" draw:layer="layout" draw:type="line" svg:x1="10.525cm" svg:y1="7.985cm" svg:x2="6.715cm" svg:y2="6.41cm" draw:start-shape="id17" draw:start-glue-point="4" draw:end-shape="id13" draw:end-glue-point="4" svg:d="M10525 7985l-3810-1575" svg:viewBox="0 0 3811 1576">
          <text:p/>
        </draw:connector>
        <draw:connector draw:style-name="gr5" draw:text-style-name="P3" draw:layer="layout" draw:type="line" svg:x1="10.525cm" svg:y1="5.445cm" svg:x2="6.715cm" svg:y2="6.41cm" draw:start-shape="id18" draw:start-glue-point="4" draw:end-shape="id13" draw:end-glue-point="4" svg:d="M10525 5445l-3810 965" svg:viewBox="0 0 3811 966">
          <text:p/>
        </draw:connector>
        <draw:connector draw:style-name="gr5" draw:text-style-name="P3" draw:layer="layout" draw:type="line" svg:x1="10.525cm" svg:y1="2.905cm" svg:x2="6.715cm" svg:y2="6.41cm" draw:start-shape="id19" draw:start-glue-point="4" draw:end-shape="id13" draw:end-glue-point="4" svg:d="M10525 2905l-3810 3505" svg:viewBox="0 0 3811 3506">
          <text:p/>
        </draw:connector>
        <draw:custom-shape draw:style-name="gr6" draw:text-style-name="P4" xml:id="id12" draw:id="id12" draw:layer="layout" svg:width="1.27cm" svg:height="1.27cm" svg:x="2.27cm" svg:y="2.27cm">
          <draw:glue-point draw:id="4" svg:x="0cm" svg:y="0cm"/>
          <text:p text:style-name="P1"><text:span text:style-name="T1">Comm</text:span></text:p>
          <text:p text:style-name="P1"><text:span text:style-name="T1">Bu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9" draw:id="id19" draw:layer="layout" svg:width="1.27cm" svg:height="1.27cm" svg:x="9.89cm" svg:y="2.27cm">
          <draw:glue-point draw:id="4" svg:x="0cm" svg:y="0cm"/>
          <text:p text:style-name="P1"><text:span text:style-name="T1">TEM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5" draw:id="id15" draw:layer="layout" svg:width="1.27cm" svg:height="1.27cm" svg:x="2.27cm" svg:y="7.35cm">
          <draw:glue-point draw:id="4" svg:x="0cm" svg:y="0cm"/>
          <text:p text:style-name="P1"><text:span text:style-name="T1">Input</text:span></text:p>
          <text:p text:style-name="P1"><text:span text:style-name="T1">Disc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8" draw:id="id18" draw:layer="layout" svg:width="1.27cm" svg:height="1.27cm" svg:x="9.89cm" svg:y="4.81cm">
          <draw:glue-point draw:id="4" svg:x="0cm" svg:y="0cm"/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7" draw:id="id17" draw:layer="layout" svg:width="1.27cm" svg:height="1.27cm" svg:x="9.89cm" svg:y="7.35cm">
          <draw:glue-point draw:id="4" svg:x="0cm" svg:y="0cm"/>
          <text:p text:style-name="P1"><text:span text:style-name="T1">LE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4" draw:id="id14" draw:layer="layout" svg:width="1.27cm" svg:height="1.27cm" svg:x="2.27cm" svg:y="4.81cm">
          <draw:glue-point draw:id="4" svg:x="0cm" svg:y="0cm"/>
          <text:p text:style-name="P1"><text:span text:style-name="T1">ADC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6" draw:id="id16" draw:layer="layout" svg:width="1.27cm" svg:height="1.27cm" svg:x="2.27cm" svg:y="9.89cm">
          <draw:glue-point draw:id="4" svg:x="0cm" svg:y="0cm"/>
          <text:p text:style-name="P1"><text:span text:style-name="T1">Clock</text:span></text:p>
          <text:p text:style-name="P1"><text:span text:style-name="T1">Gen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.525cm" svg:y1="10.525cm" svg:x2="6.715cm" svg:y2="6.41cm" draw:start-shape="id20" draw:start-glue-point="4" draw:end-shape="id13" draw:end-glue-point="4" svg:d="M10525 10525l-3810-4115" svg:viewBox="0 0 3811 4116">
          <text:p/>
        </draw:connector>
        <draw:custom-shape draw:style-name="gr6" draw:text-style-name="P4" xml:id="id20" draw:id="id20" draw:layer="layout" svg:width="1.27cm" svg:height="1.27cm" svg:x="9.89cm" svg:y="9.89cm">
          <draw:glue-point draw:id="4" svg:x="0cm" svg:y="0cm"/>
          <text:p text:style-name="P1"><text:span text:style-name="T1">Output</text:span></text:p>
          <text:p text:style-name="P1"><text:span text:style-name="T1">Disc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13" draw:id="id13" draw:layer="layout" svg:width="1.27cm" svg:height="1.27cm" svg:x="6.08cm" svg:y="5.775cm">
          <draw:glue-point draw:id="4" svg:x="0cm" svg:y="0cm"/>
          <text:p text:style-name="P1"><text:span text:style-name="T1">HDL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7" draw:text-style-name="P5" draw:layer="layout" svg:width="3.81cm" svg:height="8.89cm" svg:x="4.81cm" svg:y="2.27cm">
          <draw:glue-point draw:id="4" svg:x="0cm" svg:y="0cm"/>
          <text:p text:style-name="P1"><text:span text:style-name="T1">FPGA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302cm" svg:height="7.366cm" svg:x="5.064cm" svg:y="3.413cm">
          <draw:glue-point draw:id="4" svg:x="0cm" svg:y="0cm"/>
          <text:p text:style-name="P1"><text:span text:style-name="T1">HDL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905cm" svg:y1="2.905cm" svg:x2="6.715cm" svg:y2="6.334cm" draw:start-shape="id21" draw:start-glue-point="4" draw:end-shape="id22" draw:end-glue-point="4" svg:d="M2905 2905l3810 3429" svg:viewBox="0 0 3811 3430">
          <text:p/>
        </draw:connector>
        <draw:connector draw:style-name="gr5" draw:text-style-name="P3" draw:layer="layout" draw:type="line" svg:x1="2.905cm" svg:y1="5.445cm" svg:x2="6.715cm" svg:y2="6.334cm" draw:start-shape="id23" draw:start-glue-point="4" draw:end-shape="id22" draw:end-glue-point="4" svg:d="M2905 5445l3810 889" svg:viewBox="0 0 3811 890">
          <text:p/>
        </draw:connector>
        <draw:connector draw:style-name="gr5" draw:text-style-name="P3" draw:layer="layout" draw:type="line" svg:x1="2.905cm" svg:y1="7.985cm" svg:x2="6.715cm" svg:y2="6.334cm" draw:start-shape="id24" draw:start-glue-point="4" draw:end-shape="id22" draw:end-glue-point="4" svg:d="M2905 7985l3810-1651" svg:viewBox="0 0 3811 1652">
          <text:p/>
        </draw:connector>
        <draw:connector draw:style-name="gr5" draw:text-style-name="P3" draw:layer="layout" draw:type="line" svg:x1="2.905cm" svg:y1="10.525cm" svg:x2="5.953cm" svg:y2="9.763cm" draw:start-shape="id25" draw:start-glue-point="4" draw:end-shape="id26" draw:end-glue-point="4" svg:d="M2905 10525l3048-762" svg:viewBox="0 0 3049 763">
          <text:p/>
        </draw:connector>
        <draw:connector draw:style-name="gr5" draw:text-style-name="P3" draw:layer="layout" draw:type="line" svg:x1="10.525cm" svg:y1="7.985cm" svg:x2="6.715cm" svg:y2="6.334cm" draw:start-shape="id27" draw:start-glue-point="4" draw:end-shape="id22" draw:end-glue-point="4" svg:d="M10525 7985l-3810-1651" svg:viewBox="0 0 3811 1652">
          <text:p/>
        </draw:connector>
        <draw:connector draw:style-name="gr5" draw:text-style-name="P3" draw:layer="layout" draw:type="line" svg:x1="10.525cm" svg:y1="5.445cm" svg:x2="6.715cm" svg:y2="6.334cm" draw:start-shape="id28" draw:start-glue-point="4" draw:end-shape="id22" draw:end-glue-point="4" svg:d="M10525 5445l-3810 889" svg:viewBox="0 0 3811 890">
          <text:p/>
        </draw:connector>
        <draw:connector draw:style-name="gr5" draw:text-style-name="P3" draw:layer="layout" draw:type="line" svg:x1="10.525cm" svg:y1="2.905cm" svg:x2="6.715cm" svg:y2="6.334cm" draw:start-shape="id29" draw:start-glue-point="4" draw:end-shape="id22" draw:end-glue-point="4" svg:d="M10525 2905l-3810 3429" svg:viewBox="0 0 3811 3430">
          <text:p/>
        </draw:connector>
        <draw:custom-shape draw:style-name="gr6" draw:text-style-name="P4" xml:id="id21" draw:id="id21" draw:layer="layout" svg:width="1.27cm" svg:height="1.27cm" svg:x="2.27cm" svg:y="2.27cm">
          <draw:glue-point draw:id="4" svg:x="0cm" svg:y="0cm"/>
          <text:p text:style-name="P1"><text:span text:style-name="T1">Comm</text:span></text:p>
          <text:p text:style-name="P1"><text:span text:style-name="T1">Bu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29" draw:id="id29" draw:layer="layout" svg:width="1.27cm" svg:height="1.27cm" svg:x="9.89cm" svg:y="2.27cm">
          <draw:glue-point draw:id="4" svg:x="0cm" svg:y="0cm"/>
          <text:p text:style-name="P1"><text:span text:style-name="T1">TEM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24" draw:id="id24" draw:layer="layout" svg:width="1.27cm" svg:height="1.27cm" svg:x="2.27cm" svg:y="7.35cm">
          <draw:glue-point draw:id="4" svg:x="0cm" svg:y="0cm"/>
          <text:p text:style-name="P1"><text:span text:style-name="T1">Input</text:span></text:p>
          <text:p text:style-name="P1"><text:span text:style-name="T1">Disc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28" draw:id="id28" draw:layer="layout" svg:width="1.27cm" svg:height="1.27cm" svg:x="9.89cm" svg:y="4.81cm">
          <draw:glue-point draw:id="4" svg:x="0cm" svg:y="0cm"/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27" draw:id="id27" draw:layer="layout" svg:width="1.27cm" svg:height="1.27cm" svg:x="9.89cm" svg:y="7.35cm">
          <draw:glue-point draw:id="4" svg:x="0cm" svg:y="0cm"/>
          <text:p text:style-name="P1"><text:span text:style-name="T1">LE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23" draw:id="id23" draw:layer="layout" svg:width="1.27cm" svg:height="1.27cm" svg:x="2.27cm" svg:y="4.81cm">
          <draw:glue-point draw:id="4" svg:x="0cm" svg:y="0cm"/>
          <text:p text:style-name="P1"><text:span text:style-name="T1">ADC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25" draw:id="id25" draw:layer="layout" svg:width="1.27cm" svg:height="1.27cm" svg:x="2.27cm" svg:y="9.89cm">
          <draw:glue-point draw:id="4" svg:x="0cm" svg:y="0cm"/>
          <text:p text:style-name="P1"><text:span text:style-name="T1">Clock</text:span></text:p>
          <text:p text:style-name="P1"><text:span text:style-name="T1">Gen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.525cm" svg:y1="10.525cm" svg:x2="6.715cm" svg:y2="6.334cm" draw:start-shape="id30" draw:start-glue-point="4" draw:end-shape="id22" draw:end-glue-point="4" svg:d="M10525 10525l-3810-4191" svg:viewBox="0 0 3811 4192">
          <text:p/>
        </draw:connector>
        <draw:custom-shape draw:style-name="gr6" draw:text-style-name="P4" xml:id="id30" draw:id="id30" draw:layer="layout" svg:width="1.27cm" svg:height="1.27cm" svg:x="9.89cm" svg:y="9.89cm">
          <draw:glue-point draw:id="4" svg:x="0cm" svg:y="0cm"/>
          <text:p text:style-name="P1"><text:span text:style-name="T1">Output</text:span></text:p>
          <text:p text:style-name="P1"><text:span text:style-name="T1">Disc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.953cm" svg:y1="9.763cm" svg:x2="6.715cm" svg:y2="6.334cm" draw:start-shape="id26" draw:start-glue-point="4" draw:end-shape="id22" draw:end-glue-point="4" svg:d="M5953 9763l762-3429" svg:viewBox="0 0 763 3430">
          <text:p/>
        </draw:connector>
        <draw:custom-shape draw:style-name="gr10" draw:text-style-name="P4" xml:id="id22" draw:id="id22" draw:layer="layout" svg:width="2.794cm" svg:height="4.064cm" svg:x="5.318cm" svg:y="4.302cm">
          <draw:glue-point draw:id="4" svg:x="0cm" svg:y="0cm"/>
          <text:p text:style-name="P1"><text:span text:style-name="T1">cor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26" draw:id="id26" draw:layer="layout" svg:width="1.27cm" svg:height="1.27cm" svg:x="5.318cm" svg:y="9.128cm">
          <draw:glue-point draw:id="4" svg:x="0cm" svg:y="0cm"/>
          <text:p text:style-name="P1"><text:span text:style-name="T1">CLK</text:span></text:p>
          <text:p text:style-name="P1"><text:span text:style-name="T1">RST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7" draw:text-style-name="P5" draw:layer="layout" svg:width="3.81cm" svg:height="8.89cm" svg:x="4.81cm" svg:y="2.27cm">
          <draw:glue-point draw:id="4" svg:x="0cm" svg:y="0cm"/>
          <text:p text:style-name="P1"><text:span text:style-name="T1">FPGA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302cm" svg:height="7.366cm" svg:x="5.064cm" svg:y="3.413cm">
          <draw:glue-point draw:id="4" svg:x="0cm" svg:y="0cm"/>
          <text:p text:style-name="P1"><text:span text:style-name="T1">HDL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905cm" svg:y1="2.905cm" svg:x2="6.715cm" svg:y2="6.334cm" draw:start-shape="id31" draw:start-glue-point="4" draw:end-shape="id32" draw:end-glue-point="4" svg:d="M2905 2905l3810 3429" svg:viewBox="0 0 3811 3430">
          <text:p/>
        </draw:connector>
        <draw:connector draw:style-name="gr5" draw:text-style-name="P3" draw:layer="layout" draw:type="line" svg:x1="2.905cm" svg:y1="5.445cm" svg:x2="6.715cm" svg:y2="6.334cm" draw:start-shape="id33" draw:start-glue-point="4" draw:end-shape="id32" draw:end-glue-point="4" svg:d="M2905 5445l3810 889" svg:viewBox="0 0 3811 890">
          <text:p/>
        </draw:connector>
        <draw:connector draw:style-name="gr5" draw:text-style-name="P3" draw:layer="layout" draw:type="line" svg:x1="2.905cm" svg:y1="7.985cm" svg:x2="6.715cm" svg:y2="6.334cm" draw:start-shape="id34" draw:start-glue-point="4" draw:end-shape="id32" draw:end-glue-point="4" svg:d="M2905 7985l3810-1651" svg:viewBox="0 0 3811 1652">
          <text:p/>
        </draw:connector>
        <draw:connector draw:style-name="gr5" draw:text-style-name="P3" draw:layer="layout" draw:type="line" svg:x1="2.905cm" svg:y1="10.525cm" svg:x2="5.953cm" svg:y2="9.763cm" draw:start-shape="id35" draw:start-glue-point="4" draw:end-shape="id36" draw:end-glue-point="4" svg:d="M2905 10525l3048-762" svg:viewBox="0 0 3049 763">
          <text:p/>
        </draw:connector>
        <draw:connector draw:style-name="gr5" draw:text-style-name="P3" draw:layer="layout" draw:type="line" svg:x1="10.525cm" svg:y1="7.985cm" svg:x2="6.715cm" svg:y2="6.334cm" draw:start-shape="id37" draw:start-glue-point="4" draw:end-shape="id32" draw:end-glue-point="4" svg:d="M10525 7985l-3810-1651" svg:viewBox="0 0 3811 1652">
          <text:p/>
        </draw:connector>
        <draw:connector draw:style-name="gr5" draw:text-style-name="P3" draw:layer="layout" draw:type="line" svg:x1="10.525cm" svg:y1="5.445cm" svg:x2="6.715cm" svg:y2="6.334cm" draw:start-shape="id38" draw:start-glue-point="4" draw:end-shape="id32" draw:end-glue-point="4" svg:d="M10525 5445l-3810 889" svg:viewBox="0 0 3811 890">
          <text:p/>
        </draw:connector>
        <draw:connector draw:style-name="gr5" draw:text-style-name="P3" draw:layer="layout" draw:type="line" svg:x1="10.525cm" svg:y1="2.905cm" svg:x2="6.715cm" svg:y2="6.334cm" draw:start-shape="id39" draw:start-glue-point="4" draw:end-shape="id32" draw:end-glue-point="4" svg:d="M10525 2905l-3810 3429" svg:viewBox="0 0 3811 3430">
          <text:p/>
        </draw:connector>
        <draw:custom-shape draw:style-name="gr6" draw:text-style-name="P4" xml:id="id31" draw:id="id31" draw:layer="layout" svg:width="1.27cm" svg:height="1.27cm" svg:x="2.27cm" svg:y="2.27cm">
          <draw:glue-point draw:id="4" svg:x="0cm" svg:y="0cm"/>
          <text:p text:style-name="P1"><text:span text:style-name="T1">Comm</text:span></text:p>
          <text:p text:style-name="P1"><text:span text:style-name="T1">Bu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9" draw:id="id39" draw:layer="layout" svg:width="1.27cm" svg:height="1.27cm" svg:x="9.89cm" svg:y="2.27cm">
          <draw:glue-point draw:id="4" svg:x="0cm" svg:y="0cm"/>
          <text:p text:style-name="P1"><text:span text:style-name="T1">TEM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4" draw:id="id34" draw:layer="layout" svg:width="1.27cm" svg:height="1.27cm" svg:x="2.27cm" svg:y="7.35cm">
          <draw:glue-point draw:id="4" svg:x="0cm" svg:y="0cm"/>
          <text:p text:style-name="P1"><text:span text:style-name="T1">Input</text:span></text:p>
          <text:p text:style-name="P1"><text:span text:style-name="T1">Disc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8" draw:id="id38" draw:layer="layout" svg:width="1.27cm" svg:height="1.27cm" svg:x="9.89cm" svg:y="4.81cm">
          <draw:glue-point draw:id="4" svg:x="0cm" svg:y="0cm"/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7" draw:id="id37" draw:layer="layout" svg:width="1.27cm" svg:height="1.27cm" svg:x="9.89cm" svg:y="7.35cm">
          <draw:glue-point draw:id="4" svg:x="0cm" svg:y="0cm"/>
          <text:p text:style-name="P1"><text:span text:style-name="T1">LE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3" draw:id="id33" draw:layer="layout" svg:width="1.27cm" svg:height="1.27cm" svg:x="2.27cm" svg:y="4.81cm">
          <draw:glue-point draw:id="4" svg:x="0cm" svg:y="0cm"/>
          <text:p text:style-name="P1"><text:span text:style-name="T1">ADC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5" draw:id="id35" draw:layer="layout" svg:width="1.27cm" svg:height="1.27cm" svg:x="2.27cm" svg:y="9.89cm">
          <draw:glue-point draw:id="4" svg:x="0cm" svg:y="0cm"/>
          <text:p text:style-name="P1"><text:span text:style-name="T1">Clock</text:span></text:p>
          <text:p text:style-name="P1"><text:span text:style-name="T1">Gen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.525cm" svg:y1="10.525cm" svg:x2="6.715cm" svg:y2="6.334cm" draw:start-shape="id40" draw:start-glue-point="4" draw:end-shape="id32" draw:end-glue-point="4" svg:d="M10525 10525l-3810-4191" svg:viewBox="0 0 3811 4192">
          <text:p/>
        </draw:connector>
        <draw:custom-shape draw:style-name="gr6" draw:text-style-name="P4" xml:id="id40" draw:id="id40" draw:layer="layout" svg:width="1.27cm" svg:height="1.27cm" svg:x="9.89cm" svg:y="9.89cm">
          <draw:glue-point draw:id="4" svg:x="0cm" svg:y="0cm"/>
          <text:p text:style-name="P1"><text:span text:style-name="T1">Output</text:span></text:p>
          <text:p text:style-name="P1"><text:span text:style-name="T1">Disc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.953cm" svg:y1="9.763cm" svg:x2="6.715cm" svg:y2="6.334cm" draw:start-shape="id36" draw:start-glue-point="4" draw:end-shape="id32" draw:end-glue-point="4" svg:d="M5953 9763l762-3429" svg:viewBox="0 0 763 3430">
          <text:p/>
        </draw:connector>
        <draw:custom-shape draw:style-name="gr10" draw:text-style-name="P4" xml:id="id32" draw:id="id32" draw:layer="layout" svg:width="2.794cm" svg:height="4.064cm" svg:x="5.318cm" svg:y="4.302cm">
          <draw:glue-point draw:id="4" svg:x="0cm" svg:y="0cm"/>
          <text:p text:style-name="P1"><text:span text:style-name="T1">cor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6" draw:id="id36" draw:layer="layout" svg:width="1.27cm" svg:height="1.27cm" svg:x="5.318cm" svg:y="9.128cm">
          <draw:glue-point draw:id="4" svg:x="0cm" svg:y="0cm"/>
          <text:p text:style-name="P1"><text:span text:style-name="T1">CLK</text:span></text:p>
          <text:p text:style-name="P1"><text:span text:style-name="T1">RST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11" draw:text-style-name="P5" draw:layer="layout" svg:width="7.62cm" svg:height="10.16cm" svg:x="4.81cm" svg:y="2.27cm">
          <draw:glue-point draw:id="4" svg:x="0cm" svg:y="0cm"/>
          <text:p text:style-name="P1"><text:span text:style-name="T1">FPGA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7.112cm" svg:height="8.636cm" svg:x="5.064cm" svg:y="3.413cm">
          <draw:glue-point draw:id="4" svg:x="0cm" svg:y="0cm"/>
          <text:p text:style-name="P1"><text:span text:style-name="T1">HDL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2.905cm" svg:y1="10.525cm" svg:x2="8.62cm" svg:y2="11.163cm" draw:start-shape="id41" draw:start-glue-point="4" draw:end-shape="id42" draw:end-glue-point="4" svg:d="M2905 10525l5715 638" svg:viewBox="0 0 5716 639">
          <text:p/>
        </draw:connector>
        <draw:custom-shape draw:style-name="gr6" draw:text-style-name="P4" xml:id="id41" draw:id="id41" draw:layer="layout" svg:width="1.27cm" svg:height="1.27cm" svg:x="2.27cm" svg:y="9.89cm">
          <draw:glue-point draw:id="4" svg:x="0cm" svg:y="0cm"/>
          <text:p text:style-name="P1"><text:span text:style-name="T1">Clock</text:span></text:p>
          <text:p text:style-name="P1"><text:span text:style-name="T1">Ge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6.604cm" svg:height="5.715cm" svg:x="5.318cm" svg:y="4.302cm">
          <draw:glue-point draw:id="4" svg:x="0cm" svg:y="0cm"/>
          <text:p text:style-name="P1"><text:span text:style-name="T1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4.335cm" svg:y1="9.255cm" svg:x2="10.906cm" svg:y2="7.985cm" draw:start-shape="id43" draw:start-glue-point="4" draw:end-shape="id44" draw:end-glue-point="4" svg:d="M14335 9255l-3429-1270" svg:viewBox="0 0 3430 1271">
          <text:p/>
        </draw:connector>
        <draw:custom-shape draw:style-name="gr6" draw:text-style-name="P4" xml:id="id43" draw:id="id43" draw:layer="layout" svg:width="1.27cm" svg:height="1.27cm" svg:x="13.7cm" svg:y="8.62cm">
          <draw:glue-point draw:id="4" svg:x="0cm" svg:y="0cm"/>
          <text:p text:style-name="P1"><text:span text:style-name="T1">Input</text:span></text:p>
          <text:p text:style-name="P1"><text:span text:style-name="T1">Disc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4.335cm" svg:y1="4.175cm" svg:x2="10.906cm" svg:y2="7.985cm" draw:start-shape="id45" draw:start-glue-point="4" draw:end-shape="id44" draw:end-glue-point="4" svg:d="M14335 4175l-3429 3810" svg:viewBox="0 0 3430 3811">
          <text:p/>
        </draw:connector>
        <draw:connector draw:style-name="gr5" draw:text-style-name="P3" draw:layer="layout" draw:type="line" svg:x1="14.335cm" svg:y1="6.715cm" svg:x2="10.906cm" svg:y2="7.985cm" draw:start-shape="id46" draw:start-glue-point="4" draw:end-shape="id44" draw:end-glue-point="4" svg:d="M14335 6715l-3429 1270" svg:viewBox="0 0 3430 1271">
          <text:p/>
        </draw:connector>
        <draw:connector draw:style-name="gr5" draw:text-style-name="P3" draw:layer="layout" draw:type="line" svg:x1="14.335cm" svg:y1="11.795cm" svg:x2="10.906cm" svg:y2="7.985cm" draw:start-shape="id47" draw:start-glue-point="4" draw:end-shape="id44" draw:end-glue-point="4" svg:d="M14335 11795l-3429-3810" svg:viewBox="0 0 3430 3811">
          <text:p/>
        </draw:connector>
        <draw:custom-shape draw:style-name="gr6" draw:text-style-name="P4" xml:id="id45" draw:id="id45" draw:layer="layout" svg:width="1.27cm" svg:height="1.27cm" svg:x="13.7cm" svg:y="3.54cm">
          <draw:glue-point draw:id="4" svg:x="0cm" svg:y="0cm"/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46" draw:id="id46" draw:layer="layout" svg:width="1.27cm" svg:height="1.27cm" svg:x="13.7cm" svg:y="6.08cm">
          <draw:glue-point draw:id="4" svg:x="0cm" svg:y="0cm"/>
          <text:p text:style-name="P1"><text:span text:style-name="T1">LE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47" draw:id="id47" draw:layer="layout" svg:width="1.27cm" svg:height="1.27cm" svg:x="13.7cm" svg:y="11.16cm">
          <draw:glue-point draw:id="4" svg:x="0cm" svg:y="0cm"/>
          <text:p text:style-name="P1"><text:span text:style-name="T1">Output</text:span></text:p>
          <text:p text:style-name="P1"><text:span text:style-name="T1">Disc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905cm" svg:y1="7.985cm" svg:x2="6.207cm" svg:y2="8.62cm" draw:start-shape="id48" draw:start-glue-point="4" draw:end-shape="id49" draw:end-glue-point="4" svg:d="M2905 7985l3302 635" svg:viewBox="0 0 3303 636">
          <text:p/>
        </draw:connector>
        <draw:custom-shape draw:style-name="gr6" draw:text-style-name="P4" xml:id="id48" draw:id="id48" draw:layer="layout" svg:width="1.27cm" svg:height="1.27cm" svg:x="2.27cm" svg:y="7.35cm">
          <draw:glue-point draw:id="4" svg:x="0cm" svg:y="0cm"/>
          <text:p text:style-name="P1"><text:span text:style-name="T1">TEMP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.636cm" svg:y1="6.08cm" svg:x2="10.906cm" svg:y2="7.985cm" draw:start-shape="id50" draw:start-glue-point="4" draw:end-shape="id44" draw:end-glue-point="4" svg:d="M9636 6080l1270 1905" svg:viewBox="0 0 1271 1906">
          <text:p/>
        </draw:connector>
        <draw:connector draw:style-name="gr5" draw:text-style-name="P3" draw:layer="layout" draw:type="line" svg:x1="6.207cm" svg:y1="8.62cm" svg:x2="9.636cm" svg:y2="6.08cm" draw:start-shape="id49" draw:start-glue-point="4" draw:end-shape="id50" draw:end-glue-point="4" svg:d="M6207 8620l3429-2540" svg:viewBox="0 0 3430 2541">
          <text:p/>
        </draw:connector>
        <draw:connector draw:style-name="gr5" draw:text-style-name="P3" draw:layer="layout" draw:type="line" svg:x1="6.334cm" svg:y1="6.842cm" svg:x2="9.636cm" svg:y2="6.08cm" draw:start-shape="id51" draw:start-glue-point="4" draw:end-shape="id50" draw:end-glue-point="4" svg:d="M6334 6842l3302-762" svg:viewBox="0 0 3303 763">
          <text:p/>
        </draw:connector>
        <draw:connector draw:style-name="gr5" draw:text-style-name="P3" draw:layer="layout" draw:type="line" svg:x1="2.905cm" svg:y1="5.445cm" svg:x2="6.334cm" svg:y2="6.842cm" draw:start-shape="id52" draw:start-glue-point="4" draw:end-shape="id51" draw:end-glue-point="4" svg:d="M2905 5445l3429 1397" svg:viewBox="0 0 3430 1398">
          <text:p/>
        </draw:connector>
        <draw:custom-shape draw:style-name="gr6" draw:text-style-name="P4" xml:id="id52" draw:id="id52" draw:layer="layout" svg:width="1.27cm" svg:height="1.27cm" svg:x="2.27cm" svg:y="4.81cm">
          <draw:glue-point draw:id="4" svg:x="0cm" svg:y="0cm"/>
          <text:p text:style-name="P1"><text:span text:style-name="T1">ADC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969cm" svg:y1="5.191cm" svg:x2="9.636cm" svg:y2="6.08cm" draw:start-shape="id53" draw:start-glue-point="4" draw:end-shape="id50" draw:end-glue-point="4" svg:d="M6969 5191l2667 889" svg:viewBox="0 0 2668 890">
          <text:p/>
        </draw:connector>
        <draw:connector draw:style-name="gr5" draw:text-style-name="P3" draw:layer="layout" draw:type="line" svg:x1="2.905cm" svg:y1="2.905cm" svg:x2="6.969cm" svg:y2="5.191cm" draw:start-shape="id54" draw:start-glue-point="4" draw:end-shape="id53" draw:end-glue-point="4" svg:d="M2905 2905l4064 2286" svg:viewBox="0 0 4065 2287">
          <text:p/>
        </draw:connector>
        <draw:custom-shape draw:style-name="gr6" draw:text-style-name="P4" xml:id="id54" draw:id="id54" draw:layer="layout" svg:width="1.27cm" svg:height="1.27cm" svg:x="2.27cm" svg:y="2.27cm">
          <draw:glue-point draw:id="4" svg:x="0cm" svg:y="0cm"/>
          <text:p text:style-name="P1"><text:span text:style-name="T1">Comm</text:span></text:p>
          <text:p text:style-name="P1"><text:span text:style-name="T1">Bus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62cm" svg:y1="11.163cm" svg:x2="10.906cm" svg:y2="7.985cm" draw:start-shape="id42" draw:start-glue-point="4" draw:end-shape="id44" draw:end-glue-point="4" svg:d="M8620 11163l2286-3178" svg:viewBox="0 0 2287 3179">
          <text:p/>
        </draw:connector>
        <draw:connector draw:style-name="gr15" draw:text-style-name="P3" draw:layer="layout" draw:type="line" svg:x1="8.62cm" svg:y1="11.163cm" svg:x2="6.334cm" svg:y2="6.842cm" draw:start-shape="id42" draw:start-glue-point="4" draw:end-shape="id51" draw:end-glue-point="4" svg:d="M8620 11163l-2286-4321" svg:viewBox="0 0 2287 4322">
          <text:p/>
        </draw:connector>
        <draw:connector draw:style-name="gr15" draw:text-style-name="P3" draw:layer="layout" draw:type="line" svg:x1="8.62cm" svg:y1="11.163cm" svg:x2="9.636cm" svg:y2="6.08cm" draw:start-shape="id42" draw:start-glue-point="4" draw:end-shape="id50" draw:end-glue-point="4" svg:d="M8620 11163l1016-5083" svg:viewBox="0 0 1017 5084">
          <text:p/>
        </draw:connector>
        <draw:connector draw:style-name="gr15" draw:text-style-name="P3" draw:layer="layout" draw:type="line" svg:x1="8.62cm" svg:y1="11.163cm" svg:x2="6.969cm" svg:y2="5.191cm" draw:start-shape="id42" draw:start-glue-point="4" draw:end-shape="id53" draw:end-glue-point="4" svg:d="M8620 11163l-1651-5972" svg:viewBox="0 0 1652 5973">
          <text:p/>
        </draw:connector>
        <draw:connector draw:style-name="gr15" draw:text-style-name="P3" draw:layer="layout" draw:type="line" svg:x1="8.62cm" svg:y1="11.163cm" svg:x2="6.207cm" svg:y2="8.62cm" draw:start-shape="id42" draw:start-glue-point="4" draw:end-shape="id49" draw:end-glue-point="4" svg:d="M8620 11163l-2413-2543" svg:viewBox="0 0 2414 2544">
          <text:p/>
        </draw:connector>
        <draw:custom-shape draw:style-name="gr16" draw:text-style-name="P7" xml:id="id42" draw:id="id42" draw:layer="layout" svg:width="6.604cm" svg:height="1.27cm" svg:x="5.318cm" svg:y="10.528cm">
          <draw:glue-point draw:id="4" svg:x="0cm" svg:y="0cm"/>
          <text:p text:style-name="P1"><text:span text:style-name="T2">Cock and Reset Control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xml:id="id44" draw:id="id44" draw:layer="layout" svg:width="1.27cm" svg:height="1.27cm" svg:x="10.271cm" svg:y="7.35cm">
          <draw:glue-point draw:id="4" svg:x="0cm" svg:y="0cm"/>
          <text:p text:style-name="P1"><text:span text:style-name="T2">Discrete</text:span></text:p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xml:id="id49" draw:id="id49" draw:layer="layout" svg:width="1.27cm" svg:height="1.27cm" svg:x="5.572cm" svg:y="7.985cm">
          <draw:glue-point draw:id="4" svg:x="0cm" svg:y="0cm"/>
          <text:p text:style-name="P1"><text:span text:style-name="T2">TEMP</text:span></text:p>
          <text:p text:style-name="P1"><text:span text:style-name="T2">Monitor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xml:id="id50" draw:id="id50" draw:layer="layout" svg:width="1.27cm" svg:height="1.27cm" svg:x="9.001cm" svg:y="5.445cm">
          <draw:glue-point draw:id="4" svg:x="0cm" svg:y="0cm"/>
          <text:p text:style-name="P1"><text:span text:style-name="T2">Inter-</text:span></text:p>
          <text:p text:style-name="P1"><text:span text:style-name="T2">Connect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xml:id="id51" draw:id="id51" draw:layer="layout" svg:width="1.27cm" svg:height="1.27cm" svg:x="5.699cm" svg:y="6.207cm">
          <draw:glue-point draw:id="4" svg:x="0cm" svg:y="0cm"/>
          <text:p text:style-name="P1"><text:span text:style-name="T2">ADC</text:span></text:p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xml:id="id53" draw:id="id53" draw:layer="layout" svg:width="1.27cm" svg:height="1.27cm" svg:x="6.334cm" svg:y="4.556cm">
          <draw:glue-point draw:id="4" svg:x="0cm" svg:y="0cm"/>
          <text:p text:style-name="P1"><text:span text:style-name="T2">Host</text:span></text:p>
          <text:p text:style-name="P1"><text:span text:style-name="T2">Interfac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locks">
        <svg:title>Clocks</svg:title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6T07:28:22.708173863</meta:creation-date>
    <dc:date>2019-04-07T20:18:04.471195031</dc:date>
    <meta:editing-duration>PT11H1M31S</meta:editing-duration>
    <meta:editing-cycles>4</meta:editing-cycles>
    <meta:generator>LibreOffice/6.0.7.3$Linux_X86_64 LibreOffice_project/00m0$Build-3</meta:generator>
    <meta:document-statistic meta:object-count="116"/>
  </office:meta>
</office:document-meta>
</file>